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SM2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ASM2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3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List( List &lt; Integer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3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2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2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2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ASM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ASM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3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2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3.setList( List &lt; Integer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2.test_9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ASM2.f_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